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text-properties style:font-name="Arial" fo:font-size="10pt" style:font-size-asian="10pt" style:font-name-complex="Arial1" style:font-size-complex="10pt"/>
    </style:style>
    <style:style style:name="P2" style:family="paragraph" style:parent-style-name="No_20_Spacing">
      <style:paragraph-properties>
        <style:tab-stops>
          <style:tab-stop style:position="1.70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RES FIEL (COALO ZAMORANO)</text:span><text:span text:style-name="T1"/></text:p>
      <text:p text:style-name="P4"/>
      <text:p text:style-name="Standard"><text:span text:style-name="T2">INTRO: <text:s/></text:span><text:span text:style-name="T3">D - A/D - C/D - G/D</text:span><text:span text:style-name="T3"/></text:p>
      <text:p text:style-name="P5"/>
      <text:p text:style-name="No_20_Spacing"><text:span text:style-name="T4"><text:s text:c="7"/></text:span><text:span text:style-name="T3">D <text:s text:c="18"/></text:span><text:span text:style-name="T3"/></text:p>
      <text:p text:style-name="No_20_Spacing"><text:span text:style-name="T3">//SEÑOR ERES FIEL </text:span><text:span text:style-name="T3"/></text:p>
      <text:p text:style-name="No_20_Spacing"><text:span text:style-name="T3"><text:s text:c="18"/>A/D <text:s text:c="15"/>C/D <text:s text:c="5"/>G/D</text:span><text:span text:style-name="T3"/></text:p>
      <text:p text:style-name="No_20_Spacing"><text:span text:style-name="T3">Y TU MISERICORDIA ETERNA//</text:span><text:span text:style-name="T3"/></text:p>
      <text:p text:style-name="P1"/>
      <text:p text:style-name="No_20_Spacing"><text:span text:style-name="T3"><text:s text:c="7"/>G <text:s text:c="27"/>A/D <text:s text:c="16"/></text:span><text:span text:style-name="T3"/></text:p>
      <text:p text:style-name="No_20_Spacing"><text:span text:style-name="T3">GENTE DE TODA LENGUA Y NACION </text:span><text:span text:style-name="T3"/></text:p>
      <text:p text:style-name="No_20_Spacing"><text:span text:style-name="T3"><text:s text:c="16"/>Bb <text:s text:c="20"/>C</text:span><text:span text:style-name="T3"/></text:p>
      <text:p text:style-name="No_20_Spacing"><text:span text:style-name="T3">DE GENERACION A GENERACION</text:span><text:span text:style-name="T3"/></text:p>
      <text:p text:style-name="P1"/>
      <text:p text:style-name="P1"/>
      <text:p text:style-name="No_20_Spacing"><text:span text:style-name="T2">CORO:</text:span><text:span text:style-name="T2"/></text:p>
      <text:p text:style-name="No_20_Spacing"><text:span text:style-name="T3"><text:s text:c="8"/>D <text:s text:c="16"/>A <text:s text:c="6"/></text:span><text:span text:style-name="T3"/></text:p>
      <text:p text:style-name="No_20_Spacing"><text:span text:style-name="T3">TE ADORAMOS HOY </text:span><text:span text:style-name="T3"/></text:p>
      <text:p text:style-name="No_20_Spacing"><text:span text:style-name="T3"><text:s text:c="6"/>C <text:s text:c="15"/>G</text:span><text:span text:style-name="T3"/></text:p>
      <text:p text:style-name="No_20_Spacing"><text:span text:style-name="T3">ALELUYA, ALELUYA </text:span><text:span text:style-name="T3"/></text:p>
      <text:p text:style-name="No_20_Spacing"><text:span text:style-name="T3"><text:s text:c="7"/>D <text:s text:c="16"/>A</text:span><text:span text:style-name="T3"/></text:p>
      <text:p text:style-name="No_20_Spacing"><text:span text:style-name="T3">TE ADORAMOS HOY </text:span><text:span text:style-name="T3"/></text:p>
      <text:p text:style-name="No_20_Spacing"><text:span text:style-name="T3"><text:s text:c="3"/>C <text:s text:c="7"/>G</text:span><text:span text:style-name="T3"/></text:p>
      <text:p text:style-name="No_20_Spacing"><text:span text:style-name="T3">ERES SEÑOR</text:span><text:span text:style-name="T3"/></text:p>
      <text:p text:style-name="P1"/>
      <text:p text:style-name="No_20_Spacing"><text:span text:style-name="T3"><text:s text:c="8"/>D <text:s text:c="16"/>A <text:s text:c="6"/></text:span><text:span text:style-name="T3"/></text:p>
      <text:p text:style-name="No_20_Spacing"><text:span text:style-name="T3">TE ADORAMOS HOY </text:span><text:span text:style-name="T3"/></text:p>
      <text:p text:style-name="No_20_Spacing"><text:span text:style-name="T3"><text:s text:c="6"/>C <text:s text:c="15"/>G</text:span><text:span text:style-name="T3"/></text:p>
      <text:p text:style-name="No_20_Spacing"><text:span text:style-name="T3">ALELUYA, ALELUYA </text:span><text:span text:style-name="T3"/></text:p>
      <text:p text:style-name="No_20_Spacing"><text:span text:style-name="T3"><text:s text:c="7"/>D <text:s text:c="16"/>A</text:span><text:span text:style-name="T3"/></text:p>
      <text:p text:style-name="No_20_Spacing"><text:span text:style-name="T3">TE ADORAMOS HOY </text:span><text:span text:style-name="T3"/></text:p>
      <text:p text:style-name="No_20_Spacing"><text:span text:style-name="T3"><text:s text:c="3"/>Bb <text:s text:c="7"/>C</text:span><text:span text:style-name="T3"/></text:p>
      <text:p text:style-name="No_20_Spacing"><text:span text:style-name="T3">ERES SEÑOR</text:span><text:span text:style-name="T3"/></text:p>
      <text:p text:style-name="P2"><text:span text:style-name="T3"><text:tab/>D</text:span><text:span text:style-name="T3"/></text:p>
      <text:p text:style-name="No_20_Spacing"><text:span text:style-name="T3"><text:s text:c="8"/>ERES FIEL</text:span><text:span text:style-name="T3"/></text:p>
      <text:p text:style-name="P1"/>
      <text:p text:style-name="No_20_Spacing"><text:span text:style-name="T2">INTERMEDIO: <text:s text:c="2"/></text:span><text:span text:style-name="T3">ERES FIEL, SIEMPRE FIEL</text:span><text:span text:style-name="T2"/></text:p>
      <text:p text:style-name="No_20_Spacing"><text:span text:style-name="T3">///DDFFG</text:span><text:span text:style-name="T3"/></text:p>
      <text:p text:style-name="No_20_Spacing"><text:span text:style-name="T3">DDCCB/// <text:s/>Bb-Bb-A</text:span><text:span text:style-name="T3"/></text:p>
      <text:p text:style-name="P1"/>
      <text:p text:style-name="No_20_Spacing"><text:span text:style-name="T3">//DDFFG</text:span><text:span text:style-name="T3"/></text:p>
      <text:p text:style-name="No_20_Spacing"><text:span text:style-name="T3">DDCCB <text:s/>Bb-Bb-A//</text:span><text:span text:style-name="T3"/></text:p>
      <text:p text:style-name="P1"/>
      <text:p text:style-name="P1"/>
      <text:p text:style-name="P1"/>
      <text:p text:style-name="No_20_Spacing"><text:span text:style-name="T3"><text:s/></text:span><text:span text:style-name="T3"/></text:p>
      <text:p text:style-name="No_20_Spac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ita Villacreses</meta:initial-creator>
    <dc:creator>Washington Indacochea Delgado</dc:creator>
    <meta:editing-cycles>29</meta:editing-cycles>
    <meta:creation-date>2024-09-26T15:14:00</meta:creation-date>
    <dc:date>2024-09-28T17:25:00</dc:date>
    <meta:editing-duration>PT39M</meta:editing-duration>
    <meta:generator>LibreOffice/7.4.7.2$Linux_x86 LibreOffice_project/40$Build-2</meta:generator>
    <meta:document-statistic meta:table-count="0" meta:image-count="0" meta:object-count="0" meta:page-count="1" meta:paragraph-count="35" meta:word-count="88" meta:character-count="748" meta:non-whitespace-character-count="350"/>
    <meta:user-defined meta:name="AppVersion">16.0000</meta:user-defined>
    <meta:template xlink:type="simple" xlink:actuate="onRequest" xlink:title="Normal" xlink:href=""/>
  </office:meta>
</office:document-meta>
</file>